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5in" fo:margin-left="-0.1597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04in"/>
    </style:style>
    <style:style style:name="Table3.C" style:family="table-column">
      <style:table-column-properties style:column-width="2.065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5" style:family="table">
      <style:table-properties style:width="7.875in" fo:margin-left="-0.1597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6.8757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in" fo:padding-bottom="0in" fo:border="none"/>
    </style:style>
    <style:style style:name="Table6" style:family="table">
      <style:table-properties style:width="7.875in" fo:margin-left="-0.1597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757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.1in" fo:padding-bottom="0in" fo:border="none"/>
    </style:style>
    <style:style style:name="Table7" style:family="table">
      <style:table-properties style:width="7.875in" fo:margin-left="-0.1597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4.8104in"/>
    </style:style>
    <style:style style:name="Table7.C" style:family="table-column">
      <style:table-column-properties style:column-width="2.065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5in" fo:margin-left="-0.1597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57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9" style:family="table">
      <style:table-properties style:width="7.875in" fo:margin-left="-0.1597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4.8104in"/>
    </style:style>
    <style:style style:name="Table9.C" style:family="table-column">
      <style:table-column-properties style:column-width="2.065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0" style:family="table">
      <style:table-properties style:width="7.875in" fo:margin-left="-0.1597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57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5in" fo:margin-left="-0.1597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04in"/>
    </style:style>
    <style:style style:name="Table11.C" style:family="table-column">
      <style:table-column-properties style:column-width="2.0653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5in" fo:margin-left="-0.1597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757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" style:family="table">
      <style:table-properties style:width="7.8778in" fo:margin-left="-0.1597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85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.1in" fo:padding-bottom="0in" fo:border="none"/>
    </style:style>
    <style:style style:name="Table4" style:family="table">
      <style:table-properties style:width="7.875in" fo:margin-left="-0.1597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4.8104in"/>
    </style:style>
    <style:style style:name="Table4.C" style:family="table-column">
      <style:table-column-properties style:column-width="2.065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" style:family="paragraph" style:parent-style-name="Standard">
      <style:text-properties officeooo:paragraph-rsid="010d678c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0d678c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f54a88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f54a88" style:font-name-asian="Roboto2" style:font-size-asian="10pt" style:font-weight-asian="bold" style:font-name-complex="Roboto2" style:font-size-complex="10pt" style:font-weight-complex="bold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0d678c" style:font-size-asian="10pt" style:font-size-complex="10pt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f4ffae"/>
    </style:style>
    <style:style style:name="P11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1941d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f54a88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0d678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0f54a8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00c247" style:font-name-asian="Roboto2" style:font-size-asian="10pt" style:font-weight-asian="bold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08d36e" style:font-name-asian="Roboto2" style:font-size-asian="10pt" style:font-weight-asian="bold" style:font-name-complex="Roboto2" style:font-size-complex="10pt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0d678c" style:font-name-asian="Roboto2" style:font-size-asian="10pt" style:font-name-complex="Roboto2" style:font-size-complex="10pt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0d678c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00c24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02247f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0f54a88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00c247"/>
    </style:style>
    <style:style style:name="P27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0d678c"/>
    </style:style>
    <style:style style:name="P2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0f54a88" style:font-weight-asian="normal" style:font-weight-complex="normal"/>
    </style:style>
    <style:style style:name="P2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0d678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54a88" style:font-name-asian="Roboto2" style:font-size-asian="10pt" style:font-weight-asian="bold" style:font-name-complex="Roboto2" style:font-size-complex="10pt"/>
    </style:style>
    <style:style style:name="P3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0d678c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0f54a88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0d678c" style:font-name-asian="Roboto2" style:font-size-asian="10pt" style:font-weight-asian="bold" style:font-name-complex="Roboto2" style:font-size-complex="10pt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0f4ffae" style:font-name-asian="Roboto2" style:font-size-asian="10pt" style:font-weight-asian="bold" style:font-name-complex="Roboto2" style:font-size-complex="10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officeooo:paragraph-rsid="00f4ffae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0fb28df"/>
    </style:style>
    <style:style style:name="P44" style:family="paragraph" style:parent-style-name="Standard" style:list-style-name="L1">
      <style:paragraph-properties fo:line-height="100%" fo:orphans="0" fo:widows="0"/>
      <style:text-properties officeooo:paragraph-rsid="00f54a88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07e82a"/>
    </style:style>
    <style:style style:name="P46" style:family="paragraph" style:parent-style-name="Standard" style:list-style-name="L1">
      <style:paragraph-properties fo:line-height="100%" fo:orphans="0" fo:widows="0"/>
      <style:text-properties officeooo:paragraph-rsid="0100c247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f4ffae" style:font-name-asian="Roboto2" style:font-size-asian="10pt" style:font-style-asian="normal" style:font-name-complex="Roboto2" style:font-size-complex="10pt" style:font-style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f54a8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f54a88" style:font-name-asian="Roboto2" style:font-size-asian="10pt" style:font-weight-asian="normal" style:font-name-complex="Roboto2" style:font-size-complex="10pt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52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0f54a88" style:font-weight-asian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f54a88" style:font-style-asian="normal" style:font-weight-asian="normal" style:font-style-complex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officeooo:rsid="0102247f" officeooo:paragraph-rsid="0102247f"/>
    </style:style>
    <style:style style:name="P55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0f4ffae"/>
    </style:style>
    <style:style style:name="P56" style:family="paragraph" style:parent-style-name="Text_20_body" style:master-page-name="Standard">
      <style:paragraph-properties style:page-number="1" fo:break-before="auto" fo:break-after="auto"/>
      <style:text-properties fo:font-size="2pt" style:font-size-asian="1.75pt" style:font-size-complex="2pt"/>
    </style:style>
    <style:style style:name="P5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8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0f069b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4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31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6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7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style:font-name="Roboto1" fo:font-size="10pt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2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4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8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1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weight="normal" officeooo:rsid="01080404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1" fo:font-size="10pt" fo:font-weight="normal" officeooo:rsid="01087487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1" fo:font-size="10pt" fo:font-weight="normal" officeooo:rsid="0108d36e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1" fo:font-size="10pt" fo:font-weight="normal" officeooo:rsid="0109d0b3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1" fo:font-size="10pt" fo:font-weight="normal" officeooo:rsid="0111f1dc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1" fo:font-size="10pt" fo:font-weight="normal" officeooo:rsid="0112c09d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7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8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9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255c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0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3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4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5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style:font-name="Roboto1" fo:font-size="10pt" style:font-size-asian="10pt" style:font-size-complex="10pt"/>
    </style:style>
    <style:style style:name="T97" style:family="text">
      <style:text-properties style:font-name="Roboto1" fo:font-size="10pt" officeooo:rsid="0102247f" style:font-size-asian="10pt" style:font-size-complex="10pt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edebf5" style:font-weight-asian="normal" style:font-weight-complex="normal"/>
    </style:style>
    <style:style style:name="T10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1" style:family="text">
      <style:text-properties fo:font-style="normal" officeooo:rsid="008e79c7" style:font-style-asian="normal" style:font-style-complex="normal"/>
    </style:style>
    <style:style style:name="T102" style:family="text">
      <style:text-properties fo:font-style="normal" officeooo:rsid="00bf2b2d" style:font-style-asian="normal" style:font-style-complex="normal"/>
    </style:style>
    <style:style style:name="T103" style:family="text">
      <style:text-properties officeooo:rsid="0094c2de"/>
    </style:style>
    <style:style style:name="T104" style:family="text">
      <style:text-properties officeooo:rsid="009b41a1"/>
    </style:style>
    <style:style style:name="T105" style:family="text">
      <style:text-properties officeooo:rsid="009f14e6"/>
    </style:style>
    <style:style style:name="T106" style:family="text">
      <style:text-properties officeooo:rsid="00a884b6"/>
    </style:style>
    <style:style style:name="T107" style:family="text">
      <style:text-properties officeooo:rsid="00ad8019"/>
    </style:style>
    <style:style style:name="T108" style:family="text">
      <style:text-properties officeooo:rsid="00ba1d29"/>
    </style:style>
    <style:style style:name="T109" style:family="text">
      <style:text-properties officeooo:rsid="00d0b07b"/>
    </style:style>
    <style:style style:name="T110" style:family="text">
      <style:text-properties officeooo:rsid="00e1f740"/>
    </style:style>
    <style:style style:name="T111" style:family="text">
      <style:text-properties officeooo:rsid="00f54a88"/>
    </style:style>
    <style:style style:name="T112" style:family="text">
      <style:text-properties officeooo:rsid="00ffd81e"/>
    </style:style>
    <style:style style:name="T113" style:family="text">
      <style:text-properties officeooo:rsid="0100c247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65in" svg:y="0.5154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2717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91in" svg:y="0.5098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65in" svg:y="0.7339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09in" svg:y="0.2925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299in" svg:y="0.7256in" svg:width="0.1791in" svg:height="0.1791in" draw:z-index="5">
        <draw:image xlink:href="Pictures/10000201000002000000020062654E3D0C88CBBE.png" xlink:type="simple" xlink:show="embed" xlink:actuate="onLoad" loext:mime-type="image/png"/>
      </draw:frame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5"><text:span text:style-name="T103">R</text:span>ICHARD S. ZHU</text:p>
          </table:table-cell>
          <table:table-cell table:style-name="Table2.B1" office:value-type="string">
            <text:p text:style-name="P41">rszhu@berkeley.edu</text:p>
            <text:p text:style-name="P39">858-371-8838</text:p>
            <text:p text:style-name="P40">Berkeley, CA</text:p>
          </table:table-cell>
          <table:table-cell table:style-name="Table2.B1" office:value-type="string">
            <text:p text:style-name="P1"/>
          </table:table-cell>
          <table:table-cell table:style-name="Table2.B1" office:value-type="string">
            <text:p text:style-name="P38">ocf.io/rszhu</text:p>
            <text:p text:style-name="P2">linkedin.com/in/rszhu</text:p>
            <text:p text:style-name="P37">github.com/richardszhu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><office:annotation office:name="__Annotation__1520_3461496547"><dc:creator>Unknown Author</dc:creator><dc:date>2019-11-16T14:59:21.760709384</dc:date><text:p text:style-name="P57"><text:span text:style-name="T114">Top Margin: 10</text:span></text:p><text:p text:style-name="P57"><text:span text:style-name="T114">Bottom Margin: 0</text:span></text:p></office:annotation>E<text:span text:style-name="T109">D</text:span><office:annotation-end office:name="__Annotation__1520_3461496547"/><text:span text:style-name="T109">UCATION</text:span></text:p>
          </table:table-cell>
          <table:table-cell table:style-name="Table3.A1" office:value-type="string">
            <text:p text:style-name="P13"><text:span text:style-name="T7">University of California, Berkeley <text:s text:c="19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16"><text:span text:style-name="T35">Expected Graduation: </text:span><text:span text:style-name="T31">May 2023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15"><office:annotation office:name="__Annotation__1519_3461496547"><dc:creator>Unknown Author</dc:creator><dc:date>2019-11-16T14:58:56.429663726</dc:date><text:p text:style-name="P57"><text:span text:style-name="T114">Top Margin : 0</text:span></text:p><text:p text:style-name="P57"><text:span text:style-name="T114">Bottom Margin : 0</text:span></text:p><text:p text:style-name="P57"><text:span text:style-name="T114"/></text:p></office:annotation><text:span text:style-name="T32">B.A. </text:span><office:annotation-end office:name="__Annotation__1519_3461496547"/><text:span text:style-name="T32">Computer Science </text:span><text:span text:style-name="T20"><text:s/></text:span><text:span text:style-name="T12"><text:s text:c="2"/></text:span><text:span text:style-name="T6"><text:s text:c="91"/></text:span><text:span text:style-name="T11"><text:s text:c="15"/></text:span></text:p>
            <text:p text:style-name="P13"><text:span text:style-name="T23">Relevant Coursework:</text:span><text:span text:style-name="T24"> </text:span><text:span text:style-name="T37">Structure of Computer Programs</text:span><text:span text:style-name="T32">, </text:span><text:span text:style-name="T33">Linear Algebra &amp; Circuits</text:span><text:span text:style-name="T7"> <text:s text:c="15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6"><office:annotation office:name="__Annotation__1537_3461496547"><dc:creator>Unknown Author</dc:creator><dc:date>2019-11-16T15:07:10.405129210</dc:date><text:p text:style-name="P57"><text:span text:style-name="T114">Projects all one table</text:span></text:p></office:annotation>PROJECTS<office:annotation-end office:name="__Annotation__1537_3461496547"/></text:p>
          </table:table-cell>
          <table:table-cell table:style-name="Table6.A1" office:value-type="string">
            <text:p text:style-name="P10"><text:span text:style-name="T48">Investment </text:span><text:span text:style-name="T43">Portfolio Diversity Visualization Tool </text:span><text:span text:style-name="T44">(</text:span><text:span text:style-name="T46">Python, </text:span><text:span text:style-name="T47">MatPlotLib, </text:span><text:span text:style-name="T45">Git</text:span><text:span text:style-name="T44">)</text:span></text:p>
            <text:p text:style-name="P11"><text:span text:style-name="T66"><text:s text:c="2"/>✪ <text:s/></text:span><text:span text:style-name="T92"><text:s/></text:span><text:span text:style-name="T90">Winn</text:span><text:span text:style-name="T91">ing Project</text:span><text:span text:style-name="T90"> of the CalHacks 2019 BlackRock API Prize</text:span></text:p>
            <text:list xml:id="list3012499559" text:style-name="L1">
              <text:list-item>
                <text:p text:style-name="P42"><text:span text:style-name="T54">A tool</text:span><text:span text:style-name="T52"> that visualizes the diversity of an investment portfolio </text:span><text:span text:style-name="T53">given</text:span><text:span text:style-name="T52"> any </text:span><text:span text:style-name="T55">applicable </text:span><text:span text:style-name="T52">security attribute </text:span></text:p>
              </text:list-item>
              <text:list-item>
                <text:p text:style-name="P47"><text:span text:style-name="T104">Leveraged</text:span> BlackRock API to <text:span text:style-name="T108">compile, </text:span>sort, and categorize <text:span text:style-name="T105">security</text:span> data f<text:span text:style-name="T105">rom an array of stock symbols</text:span></text:p>
              </text:list-item>
              <text:list-item>
                <text:p text:style-name="P55"><text:span text:style-name="T82">Integrated</text:span><text:span text:style-name="T83"> MatPlotLib to visualize </text:span><text:span text:style-name="T84">calculated diversity</text:span><text:span text:style-name="T83"> data and to create a GUI for </text:span><text:span text:style-name="T85">user</text:span><text:span text:style-name="T83"> </text:span><text:span text:style-name="T86">portfolio input</text:span><text:span text:style-name="T51"> <text:s text:c="4"/></text:span><text:span text:style-name="T43"><text:s text:c="7"/></text:span><text:span text:style-name="T51"><text:s/></text:span><text:span text:style-name="T43"><text:s text:c="51"/></text:span><text:span text:style-name="T93"><text:s text:c="7"/></text:span><text:span text:style-name="T89"><text:s/></text:span><text:span text:style-name="T43"><text:s text:c="81"/></text:span><text:span text:style-name="T38"><text:s text:c="89"/></text:span><text:span text:style-name="T94"><text:s text:c="14"/>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12"><text:span text:style-name="T43">Bomberman Remastered </text:span><text:span text:style-name="T44">(Java, </text:span><text:span text:style-name="T45">Git</text:span><text:span text:style-name="T44">)</text:span></text:p>
            <text:list xml:id="list192729619656116" text:continue-numbering="true" text:style-name="L1">
              <text:list-item>
                <text:p text:style-name="P48">An improved remake of the classic video game Bomberman that can be played on modern devices</text:p>
              </text:list-item>
              <text:list-item>
                <text:p text:style-name="P50">Added an all-new local multiplayer mode, <text:span text:style-name="T112">featuring</text:span> dynamic player vs. player gameplay </text:p>
              </text:list-item>
              <text:list-item>
                <text:p text:style-name="P51"><text:span text:style-name="T101">Utilized the Java Swing toolkit to design game menus </text:span><text:span text:style-name="T102">and </text:span><text:span text:style-name="T101">update graphical texture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7">Personal Website (HTML, CSS, JavaScript) </text:p>
            <text:list xml:id="list192729180516251" text:continue-numbering="true" text:style-name="L1">
              <text:list-item>
                <text:p text:style-name="P52"><text:span text:style-name="T70">A</text:span><text:span text:style-name="T67"> personal website </text:span><text:span text:style-name="T70">created </text:span><text:span text:style-name="T68">from </text:span><text:span text:style-name="T69">the ground up</text:span><text:span text:style-name="T68">, </text:span><text:span text:style-name="T70">built with the Bootstrap framework</text:span></text:p>
              </text:list-item>
              <text:list-item>
                <text:p text:style-name="P43"><text:span text:style-name="T87">H</text:span><text:span text:style-name="T88">osted page files remotely on UC Berkeley Open Computing Facility servers, via SSH </text:span><text:bookmark text:name="firstHeading"/><text:span text:style-name="T95">File Transfer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6">Scheme <text:span text:style-name="T107">Language</text:span> Interpreter <text:span text:style-name="T106">(</text:span>Python)</text:p>
            <text:list xml:id="list192729000718291" text:continue-numbering="true" text:style-name="L1">
              <text:list-item>
                <text:p text:style-name="P53"><text:span text:style-name="T39">A</text:span><text:span text:style-name="T40">n i</text:span><text:span text:style-name="T39">nterpreter for the Scheme </text:span><text:span text:style-name="T40">programming </text:span><text:span text:style-name="T39">language </text:span><text:span text:style-name="T41">(a dialect of Lisp)</text:span><text:span text:style-name="T39">, </text:span><text:span text:style-name="T42">written in</text:span><text:span text:style-name="T40"> Python</text:span></text:p>
              </text:list-item>
              <text:list-item>
                <text:p text:style-name="P44"><text:span text:style-name="T52">Implemented </text:span><text:span text:style-name="T56">environments, </text:span><text:span text:style-name="T52">lexical </text:span><text:span text:style-name="T57">and </text:span><text:span text:style-name="T52">dynamic scoping, </text:span><text:span text:style-name="T57">exceptions, macros,</text:span><text:span text:style-name="T59"> </text:span><text:span text:style-name="T58">special form</text:span><text:span text:style-name="T59">s, and more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192730123225648" text:continue-numbering="true" text:style-name="L1">
              <text:list-item>
                <text:p text:style-name="P48">An interactive typing program that calculates typing speed and accuracy with every keystroke</text:p>
              </text:list-item>
              <text:list-item>
                <text:p text:style-name="P44"><text:span text:style-name="T58">Built</text:span><text:span text:style-name="T52"> smart autocorrect feature </text:span><text:span text:style-name="T59">that determines </text:span><text:span text:style-name="T52">similarity between input and a base word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1">E<text:span text:style-name="T111">XPERIENCE</text:span></text:p>
          </table:table-cell>
          <table:table-cell table:style-name="Table7.A1" office:value-type="string">
            <text:p text:style-name="P24"><text:span text:style-name="T49">California PATH Lab </text:span><text:span text:style-name="T50">(</text:span><text:span text:style-name="Strong_20_Emphasis"><text:span text:style-name="T96">Partners for Advanced Transportation Technology</text:span></text:span><text:span text:style-name="Strong_20_Emphasis"><text:span text:style-name="T97">) </text:span></text:span></text:p>
            <text:p text:style-name="P25"><text:span text:style-name="T22">Research Assistant</text:span><text:span text:style-name="T25"> 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7.A1" office:value-type="string">
            <text:p text:style-name="P17"><text:span text:style-name="T113">Berkeley</text:span>, CA</text:p>
            <text:p text:style-name="P28"><text:span text:style-name="T13"><text:s/></text:span><text:span text:style-name="T14">Nov.</text:span><text:span text:style-name="T16"> 2018 — </text:span><text:span text:style-name="T17">Present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1"/>
          </table:table-cell>
          <table:table-cell table:style-name="Table8.A1" office:value-type="string">
            <text:list xml:id="list192730087390252" text:continue-numbering="true" text:style-name="L1">
              <text:list-item>
                <text:p text:style-name="P54"><text:span text:style-name="T75">Helped conduct research</text:span><text:span text:style-name="T71"> </text:span><text:span text:style-name="T76">on</text:span><text:span text:style-name="T71"> </text:span><text:span text:style-name="T76">the Caltrans-</text:span><text:span text:style-name="T77">proposed “</text:span><text:span text:style-name="T76">Yellow Alert” </text:span><text:span text:style-name="T71">intelligent </text:span><text:span text:style-name="T77">transportation</text:span><text:span text:style-name="T76"> system</text:span></text:p>
              </text:list-item>
              <text:list-item>
                <text:p text:style-name="P54"><text:span text:style-name="T81">S</text:span><text:span text:style-name="T78">ynced</text:span><text:span text:style-name="T71"> </text:span><text:span text:style-name="T78">position</text:span><text:span text:style-name="T79">al</text:span><text:span text:style-name="T77">, </text:span><text:span text:style-name="T79">sensor</text:span><text:span text:style-name="T77">, and </text:span><text:span text:style-name="T79">behavioral</text:span><text:span text:style-name="T71"> data </text:span><text:span text:style-name="T81">collected </text:span><text:span text:style-name="T71">from </text:span><text:span text:style-name="T77">driving </text:span><text:span text:style-name="T71">simulation</text:span><text:span text:style-name="T77"> </text:span><text:span text:style-name="T79">test </text:span><text:span text:style-name="T80">trials</text:span></text:p>
              </text:list-item>
              <text:list-item>
                <text:p text:style-name="P45"><text:span text:style-name="T62">Analyzed </text:span><text:span text:style-name="T65">trial</text:span><text:span text:style-name="T62"> data</text:span><text:span text:style-name="T63">sets</text:span><text:span text:style-name="T62"> </text:span><text:span text:style-name="T60">using </text:span><text:span text:style-name="T61">Python, </text:span><text:span text:style-name="T64">SciPy, and NumPy</text:span><text:span text:style-name="T43"> <text:s text:c="11"/></text:span><text:span text:style-name="T38"><text:s text:c="89"/></text:span><text:span text:style-name="T94"><text:s text:c="15"/></text:span>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19">Gateways Summer School</text:p>
            <text:p text:style-name="P26"><text:span text:style-name="T19">Teaching Aide <text:s text:c="3"/></text:span><text:span text:style-name="T25"><text:s text:c="5"/>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9.A1" office:value-type="string">
            <text:p text:style-name="P18">San Diego, CA</text:p>
            <text:p text:style-name="P23"><text:span text:style-name="T13"><text:s/>Jul.</text:span><text:span text:style-name="T16"> 2018 — Aug. 2018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1"/>
          </table:table-cell>
          <table:table-cell table:style-name="Table10.A1" office:value-type="string">
            <text:list xml:id="list192730572607927" text:continue-numbering="true" text:style-name="L1">
              <text:list-item>
                <text:p text:style-name="P46"><text:span text:style-name="T72">Aided Architecture &amp; Engineering teacher with giving lessons and </text:span><text:span text:style-name="T73">explaining </text:span><text:span text:style-name="T74">provided</text:span><text:span text:style-name="T73"> examples</text:span></text:p>
              </text:list-item>
              <text:list-item>
                <text:p text:style-name="P46"><text:span text:style-name="T72">Guided 30 students on their projects and supervised them during break, learning, and work times</text:span><text:span text:style-name="T43"> <text:s text:c="12"/></text:span><text:span text:style-name="T51"><text:s/></text:span><text:span text:style-name="T43"><text:s text:c="51"/></text:span><text:span text:style-name="T93"><text:s text:c="7"/></text:span><text:span text:style-name="T89"><text:s/></text:span><text:span text:style-name="T43"><text:s text:c="81"/></text:span><text:span text:style-name="T38"><text:s text:c="89"/></text:span><text:span text:style-name="T94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3">ACTIVITIES</text:p>
          </table:table-cell>
          <table:table-cell table:style-name="Table11.A1" office:value-type="string">
            <text:p text:style-name="P20">Catalyst for Success <text:s/></text:p>
            <text:p text:style-name="P25"><text:span text:style-name="T18">Treasurer, </text:span><text:span text:style-name="T21">Senior Technology Mentor</text:span><text:span text:style-name="T25"> <text:s text:c="4"/>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7">San Diego, CA</text:p>
            <text:p text:style-name="P28"><text:span text:style-name="T13"><text:s text:c="2"/></text:span><text:span text:style-name="T16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1"/>
          </table:table-cell>
          <table:table-cell table:style-name="Table12.A1" office:value-type="string">
            <text:list xml:id="list192728727732487" text:continue-numbering="true" text:style-name="L1">
              <text:list-item>
                <text:p text:style-name="P49">Taught programming and circuitry at the library to over 200 students (Python, Javascript, Arduino)</text:p>
              </text:list-item>
              <text:list-item>
                <text:p text:style-name="P44"><text:span text:style-name="T73">Worked with library officials to organize regular weekly workshops and week-long summer camps</text:span><text:span text:style-name="T43"> <text:s text:c="4"/></text:span><text:span text:style-name="T51"><text:s/></text:span><text:span text:style-name="T43"><text:s text:c="51"/></text:span><text:span text:style-name="T93"><text:s text:c="7"/></text:span><text:span text:style-name="T89"><text:s/></text:span><text:span text:style-name="T43"><text:s text:c="81"/></text:span><text:span text:style-name="T38"><text:s text:c="89"/></text:span><text:span text:style-name="T94"><text:s text:c="14"/></text:span></text:p>
              </text:list-item>
            </text:list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SKILLS</text:p>
          </table:table-cell>
          <table:table-cell table:style-name="Table1.A1" office:value-type="string">
            <text:p text:style-name="P21"><text:span text:style-name="T100">Languages:</text:span><text:span text:style-name="T5"> </text:span>Python, Java, SQL, HTML/CSS, <text:span text:style-name="T110">JavaScript</text:span></text:p>
            <text:p text:style-name="P14"><text:span text:style-name="T36">Frameworks/Technologies:</text:span><text:span text:style-name="T8"> </text:span><text:span text:style-name="T26">Git, </text:span><text:span text:style-name="T25">Linux (Ubuntu), </text:span><text:span text:style-name="T27">Bootstrap, NumPy, </text:span><text:span text:style-name="T30">Jupyter Notebooks, MATLAB</text:span><text:span text:style-name="T25"> <text:s text:c="2"/></text:span><text:span text:style-name="T7"><text:s text:c="7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4">AWARDS</text:p>
          </table:table-cell>
          <table:table-cell table:style-name="Table4.A1" office:value-type="string">
            <text:p text:style-name="P5">CalHacks 2019 <text:span text:style-name="T98">—</text:span> <text:span text:style-name="T98">BlackRock API Prize </text:span><text:span text:style-name="T99">Winner</text:span></text:p>
            <text:p text:style-name="P8"><text:span text:style-name="T4">Intuit Scholarship Program </text:span><text:span text:style-name="T98">— Computer Science Scholar</text:span></text:p>
            <text:p text:style-name="P8"><text:span text:style-name="T4">Intuit George A. Hansen Program</text:span> — Computer Science Scholar</text:p>
            <text:p text:style-name="P27"><text:span text:style-name="T9">Southern California Developmental Soccer League </text:span><text:span text:style-name="T28">— </text:span><text:span text:style-name="T29">Div. 1 </text:span><text:span text:style-name="T28">Champion</text:span><text:span text:style-name="T25"> <text:s/></text:span><text:span text:style-name="T7"><text:s text:c="9"/></text:span><text:span text:style-name="T25"><text:s/></text:span><text:span text:style-name="T7"><text:s text:c="51"/></text:span><text:span text:style-name="T10"><text:s text:c="7"/></text:span><text:span text:style-name="T34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4.A1" office:value-type="string">
            <text:p text:style-name="P22"><text:span text:style-name="T16">O</text:span><text:span text:style-name="T15">ct. 2019</text:span></text:p>
            <text:p text:style-name="P29">Apr. 2019</text:p>
            <text:p text:style-name="P29">Apr. 2019</text:p>
            <text:p text:style-name="P29">Dec. 2018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0T19:27:28.275359362</dc:date>
    <meta:editing-duration>P1DT3H47M49S</meta:editing-duration>
    <meta:editing-cycles>200</meta:editing-cycles>
    <meta:document-statistic meta:table-count="12" meta:image-count="6" meta:object-count="0" meta:page-count="1" meta:paragraph-count="64" meta:word-count="437" meta:character-count="5857" meta:non-whitespace-character-count="2661"/>
  </office:meta>
</office:document-meta>
</file>